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320C0C6315DC9206CE4.png" manifest:media-type="image/png"/>
  <manifest:file-entry manifest:full-path="Pictures/100000000000032000000320BE9BF3FCA47F5C59.png" manifest:media-type="image/png"/>
  <manifest:file-entry manifest:full-path="Pictures/1000000000000320000003200F8D6CDFA9CAB43F.png" manifest:media-type="image/png"/>
  <manifest:file-entry manifest:full-path="Pictures/1000000000000320000003208EB273FCDAA80C81.png" manifest:media-type="image/png"/>
  <manifest:file-entry manifest:full-path="Pictures/10000000000003200000032079F2554EC5AF1D80.png" manifest:media-type="image/png"/>
  <manifest:file-entry manifest:full-path="Pictures/1000000000000320000003205D98A4FD9EF02185.png" manifest:media-type="image/png"/>
  <manifest:file-entry manifest:full-path="Pictures/100000000000032000000320FD416DA756B2F00C.png" manifest:media-type="image/png"/>
  <manifest:file-entry manifest:full-path="Pictures/1000000000000320000003206CA633575A69957D.png" manifest:media-type="image/png"/>
  <manifest:file-entry manifest:full-path="Pictures/1000000000000266000001CCFEE944CB0358375D.png" manifest:media-type="image/png"/>
  <manifest:file-entry manifest:full-path="Pictures/10000000000003200000032005A8A5B82115048F.png" manifest:media-type="image/png"/>
  <manifest:file-entry manifest:full-path="Pictures/1000000000000320000003203F39084B70E98C31.png" manifest:media-type="image/png"/>
  <manifest:file-entry manifest:full-path="Pictures/100000000000032000000320F12414C790C4A602.png" manifest:media-type="image/png"/>
  <manifest:file-entry manifest:full-path="Pictures/1000000000000320000003202685BB7D98E4F0D7.png" manifest:media-type="image/png"/>
  <manifest:file-entry manifest:full-path="Pictures/1000000000000320000003209D9B97CD3DC0A2B0.png" manifest:media-type="image/png"/>
  <manifest:file-entry manifest:full-path="Pictures/1000000000000320000003205B6E02EA8D015400.png" manifest:media-type="image/png"/>
  <manifest:file-entry manifest:full-path="Pictures/1000000000000320000003201248E27CB3838DE9.png" manifest:media-type="image/png"/>
  <manifest:file-entry manifest:full-path="Pictures/100000000000032000000320AC32195399114FAE.png" manifest:media-type="image/png"/>
  <manifest:file-entry manifest:full-path="Pictures/100000000000032000000320866067E41E876AF2.png" manifest:media-type="image/png"/>
  <manifest:file-entry manifest:full-path="Pictures/1000000000000266000001CC1F2E8B0BF4D50A0A.png" manifest:media-type="image/png"/>
  <manifest:file-entry manifest:full-path="Pictures/10000000000003200000032036A63E6837B24626.png" manifest:media-type="image/png"/>
  <manifest:file-entry manifest:full-path="Pictures/1000000000000320000003208032824C6ACE58BD.png" manifest:media-type="image/png"/>
  <manifest:file-entry manifest:full-path="Pictures/1000000000000266000001CC8AEBCFC8AE6954F6.png" manifest:media-type="image/png"/>
  <manifest:file-entry manifest:full-path="Pictures/100000000000032000000320DE86F77EEEE48047.png" manifest:media-type="image/png"/>
  <manifest:file-entry manifest:full-path="Pictures/100000000000032000000320C6C336A432D947B8.png" manifest:media-type="image/png"/>
  <manifest:file-entry manifest:full-path="Pictures/1000000000000320000003207A0E3C2766E0428A.png" manifest:media-type="image/png"/>
  <manifest:file-entry manifest:full-path="Pictures/10000000000003200000032095EF4165262A7377.png" manifest:media-type="image/png"/>
  <manifest:file-entry manifest:full-path="Pictures/100000000000032000000320633BCA89A24D6B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 style:parent-style-name="standard">
      <style:graphic-properties draw:textarea-horizontal-align="justify" draw:textarea-vertical-align="middle" draw:auto-grow-height="false" fo:min-height="0.337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16.247cm" svg:height="12.17cm" svg:x="-0.006cm" svg:y="0.022cm">
          <draw:image xlink:href="Pictures/1000000000000266000001CC8AEBCFC8AE6954F6.png" xlink:type="simple" xlink:show="embed" xlink:actuate="onLoad">
            <text:p/>
          </draw:image>
        </draw:frame>
        <draw:frame draw:style-name="gr3" draw:text-style-name="P2" draw:layer="layout" svg:width="1.268cm" svg:height="1.27cm" svg:x="6.421cm" svg:y="1.699cm">
          <draw:image xlink:href="Pictures/1000000000000320000003201248E27CB3838DE9.png" xlink:type="simple" xlink:show="embed" xlink:actuate="onLoad">
            <text:p/>
          </draw:image>
        </draw:frame>
        <draw:frame draw:style-name="gr3" draw:text-style-name="P2" draw:layer="layout" svg:width="1.268cm" svg:height="1.27cm" svg:x="7.921cm" svg:y="1.699cm">
          <draw:image xlink:href="Pictures/1000000000000320000003209D9B97CD3DC0A2B0.png" xlink:type="simple" xlink:show="embed" xlink:actuate="onLoad">
            <text:p/>
          </draw:image>
        </draw:frame>
        <draw:frame draw:style-name="gr3" draw:text-style-name="P2" draw:layer="layout" svg:width="1.268cm" svg:height="1.27cm" svg:x="9.622cm" svg:y="1.699cm">
          <draw:image xlink:href="Pictures/100000000000032000000320DE86F77EEEE48047.png" xlink:type="simple" xlink:show="embed" xlink:actuate="onLoad">
            <text:p/>
          </draw:image>
        </draw:frame>
        <draw:frame draw:style-name="gr3" draw:text-style-name="P2" draw:layer="layout" svg:width="1.268cm" svg:height="1.27cm" svg:x="11.522cm" svg:y="1.699cm">
          <draw:image xlink:href="Pictures/1000000000000320000003202685BB7D98E4F0D7.png" xlink:type="simple" xlink:show="embed" xlink:actuate="onLoad">
            <text:p/>
          </draw:image>
        </draw:frame>
        <draw:frame draw:style-name="gr3" draw:text-style-name="P2" draw:layer="layout" svg:width="1.268cm" svg:height="1.27cm" svg:x="4.021cm" svg:y="4.799cm">
          <draw:image xlink:href="Pictures/1000000000000320000003203F39084B70E98C31.png" xlink:type="simple" xlink:show="embed" xlink:actuate="onLoad">
            <text:p/>
          </draw:image>
        </draw:frame>
        <draw:frame draw:style-name="gr3" draw:text-style-name="P2" draw:layer="layout" svg:width="1.268cm" svg:height="1.27cm" svg:x="6.12cm" svg:y="4.799cm">
          <draw:image xlink:href="Pictures/100000000000032000000320AC32195399114FAE.png" xlink:type="simple" xlink:show="embed" xlink:actuate="onLoad">
            <text:p/>
          </draw:image>
        </draw:frame>
        <draw:frame draw:style-name="gr3" draw:text-style-name="P2" draw:layer="layout" svg:width="1.268cm" svg:height="1.27cm" svg:x="8.022cm" svg:y="4.799cm">
          <draw:image xlink:href="Pictures/100000000000032000000320C6C336A432D947B8.png" xlink:type="simple" xlink:show="embed" xlink:actuate="onLoad">
            <text:p/>
          </draw:image>
        </draw:frame>
        <draw:frame draw:style-name="gr3" draw:text-style-name="P2" draw:layer="layout" svg:width="1.268cm" svg:height="1.27cm" svg:x="9.921cm" svg:y="4.799cm">
          <draw:image xlink:href="Pictures/1000000000000320000003207A0E3C2766E0428A.png" xlink:type="simple" xlink:show="embed" xlink:actuate="onLoad">
            <text:p/>
          </draw:image>
        </draw:frame>
        <draw:frame draw:style-name="gr3" draw:text-style-name="P2" draw:layer="layout" svg:width="1.268cm" svg:height="1.27cm" svg:x="9.022cm" svg:y="7.899cm">
          <draw:image xlink:href="Pictures/1000000000000320000003208032824C6ACE58BD.png" xlink:type="simple" xlink:show="embed" xlink:actuate="onLoad">
            <text:p/>
          </draw:image>
        </draw:frame>
        <draw:frame draw:style-name="gr3" draw:text-style-name="P2" draw:layer="layout" svg:width="1.268cm" svg:height="1.27cm" svg:x="7.22cm" svg:y="7.899cm">
          <draw:image xlink:href="Pictures/1000000000000320000003205B6E02EA8D015400.png" xlink:type="simple" xlink:show="embed" xlink:actuate="onLoad">
            <text:p/>
          </draw:image>
        </draw:frame>
        <draw:frame draw:style-name="gr3" draw:text-style-name="P2" draw:layer="layout" svg:width="1.268cm" svg:height="1.27cm" svg:x="5.422cm" svg:y="7.899cm">
          <draw:image xlink:href="Pictures/10000000000003200000032095EF4165262A7377.png" xlink:type="simple" xlink:show="embed" xlink:actuate="onLoad">
            <text:p/>
          </draw:image>
        </draw:frame>
        <draw:frame draw:style-name="gr3" draw:text-style-name="P2" draw:layer="layout" svg:width="1.268cm" svg:height="1.27cm" svg:x="3.72cm" svg:y="7.899cm">
          <draw:image xlink:href="Pictures/100000000000032000000320F12414C790C4A602.png" xlink:type="simple" xlink:show="embed" xlink:actuate="onLoad">
            <text:p/>
          </draw:image>
        </draw:frame>
        <draw:frame draw:style-name="gr4" draw:text-style-name="P3" draw:layer="layout" svg:width="1.048cm" svg:height="0.962cm" svg:x="11.268cm" svg:y="1.4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9.368cm" svg:y="1.4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7.668cm" svg:y="1.499cm">
          <draw:text-box>
            <text:p><text:span text:style-name="T1">C</text:span></text:p>
          </draw:text-box>
        </draw:frame>
        <draw:frame draw:style-name="gr4" draw:text-style-name="P3" draw:layer="layout" svg:width="1.048cm" svg:height="0.962cm" svg:x="6.168cm" svg:y="1.499cm">
          <draw:text-box>
            <text:p><text:span text:style-name="T1">D</text:span></text:p>
          </draw:text-box>
        </draw:frame>
        <draw:frame draw:style-name="gr4" draw:text-style-name="P3" draw:layer="layout" svg:width="1.048cm" svg:height="0.962cm" svg:x="5.868cm" svg:y="4.599cm">
          <draw:text-box>
            <text:p><text:span text:style-name="T1">D</text:span></text:p>
          </draw:text-box>
        </draw:frame>
        <draw:frame draw:style-name="gr4" draw:text-style-name="P3" draw:layer="layout" svg:width="1.048cm" svg:height="0.962cm" svg:x="3.768cm" svg:y="4.599cm">
          <draw:text-box>
            <text:p><text:span text:style-name="T1">C</text:span></text:p>
          </draw:text-box>
        </draw:frame>
        <draw:frame draw:style-name="gr4" draw:text-style-name="P3" draw:layer="layout" svg:width="1.048cm" svg:height="0.962cm" svg:x="7.768cm" svg:y="4.5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9.668cm" svg:y="4.5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8.768cm" svg:y="7.699cm">
          <draw:text-box>
            <text:p><text:span text:style-name="T1">A</text:span></text:p>
          </draw:text-box>
        </draw:frame>
        <draw:frame draw:style-name="gr5" draw:text-style-name="P3" draw:layer="layout" svg:width="1.048cm" svg:height="1.427cm" svg:x="6.968cm" svg:y="7.699cm">
          <draw:text-box>
            <text:p><text:span text:style-name="T1">B</text:span><text:span text:style-name="T1"><text:tab/></text:span></text:p>
          </draw:text-box>
        </draw:frame>
        <draw:frame draw:style-name="gr4" draw:text-style-name="P3" draw:layer="layout" svg:width="1.048cm" svg:height="0.962cm" svg:x="5.168cm" svg:y="7.699cm">
          <draw:text-box>
            <text:p><text:span text:style-name="T1">C</text:span></text:p>
          </draw:text-box>
        </draw:frame>
        <draw:frame draw:style-name="gr4" draw:text-style-name="P3" draw:layer="layout" svg:width="1.048cm" svg:height="0.962cm" svg:x="3.468cm" svg:y="7.699cm">
          <draw:text-box>
            <text:p><text:span text:style-name="T1">D</text:span></text:p>
          </draw:text-box>
        </draw:frame>
        <draw:custom-shape draw:style-name="gr6" draw:text-style-name="P4" draw:layer="layout" svg:width="0.437cm" svg:height="0.587cm" svg:x="6.421cm" svg:y="1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268cm" svg:height="1.27cm" svg:x="6.421cm" svg:y="1.699cm">
          <draw:image xlink:href="Pictures/1000000000000320000003201248E27CB3838DE9.png" xlink:type="simple" xlink:show="embed" xlink:actuate="onLoad">
            <text:p/>
          </draw:image>
        </draw:frame>
        <draw:frame draw:style-name="gr4" draw:text-style-name="P3" draw:layer="layout" svg:width="1.048cm" svg:height="0.962cm" svg:x="6.168cm" svg:y="1.499cm">
          <draw:text-box>
            <text:p><text:span text:style-name="T1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16.247cm" svg:height="12.17cm" svg:x="-0.006cm" svg:y="0.043cm">
          <draw:image xlink:href="Pictures/1000000000000266000001CC1F2E8B0BF4D50A0A.png" xlink:type="simple" xlink:show="embed" xlink:actuate="onLoad">
            <text:p/>
          </draw:image>
        </draw:frame>
        <draw:frame draw:style-name="gr3" draw:text-style-name="P2" draw:layer="layout" svg:width="1.268cm" svg:height="1.27cm" svg:x="9.622cm" svg:y="1.699cm">
          <draw:image xlink:href="Pictures/10000000000003200000032036A63E6837B24626.png" xlink:type="simple" xlink:show="embed" xlink:actuate="onLoad">
            <text:p/>
          </draw:image>
        </draw:frame>
        <draw:frame draw:style-name="gr3" draw:text-style-name="P2" draw:layer="layout" svg:width="1.268cm" svg:height="1.27cm" svg:x="11.422cm" svg:y="1.699cm">
          <draw:image xlink:href="Pictures/100000000000032000000320633BCA89A24D6BAB.png" xlink:type="simple" xlink:show="embed" xlink:actuate="onLoad">
            <text:p/>
          </draw:image>
        </draw:frame>
        <draw:frame draw:style-name="gr3" draw:text-style-name="P2" draw:layer="layout" svg:width="1.268cm" svg:height="1.27cm" svg:x="4.021cm" svg:y="4.799cm">
          <draw:image xlink:href="Pictures/10000000000003200000032005A8A5B82115048F.png" xlink:type="simple" xlink:show="embed" xlink:actuate="onLoad">
            <text:p/>
          </draw:image>
        </draw:frame>
        <draw:frame draw:style-name="gr3" draw:text-style-name="P2" draw:layer="layout" svg:width="1.268cm" svg:height="1.27cm" svg:x="9.221cm" svg:y="4.799cm">
          <draw:image xlink:href="Pictures/1000000000000320000003206CA633575A69957D.png" xlink:type="simple" xlink:show="embed" xlink:actuate="onLoad">
            <text:p/>
          </draw:image>
        </draw:frame>
        <draw:frame draw:style-name="gr3" draw:text-style-name="P2" draw:layer="layout" svg:width="1.268cm" svg:height="1.27cm" svg:x="9.422cm" svg:y="7.899cm">
          <draw:image xlink:href="Pictures/1000000000000320000003205D98A4FD9EF02185.png" xlink:type="simple" xlink:show="embed" xlink:actuate="onLoad">
            <text:p/>
          </draw:image>
        </draw:frame>
        <draw:frame draw:style-name="gr3" draw:text-style-name="P2" draw:layer="layout" svg:width="1.268cm" svg:height="1.27cm" svg:x="7.42cm" svg:y="7.899cm">
          <draw:image xlink:href="Pictures/10000000000003200000032079F2554EC5AF1D80.png" xlink:type="simple" xlink:show="embed" xlink:actuate="onLoad">
            <text:p/>
          </draw:image>
        </draw:frame>
        <draw:frame draw:style-name="gr4" draw:text-style-name="P3" draw:layer="layout" svg:width="1.048cm" svg:height="0.962cm" svg:x="11.168cm" svg:y="1.4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9.368cm" svg:y="1.4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3.768cm" svg:y="4.5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7.168cm" svg:y="7.6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8.968cm" svg:y="4.5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9.168cm" svg:y="7.699cm">
          <draw:text-box>
            <text:p><text:span text:style-name="T1">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16.247cm" svg:height="12.17cm" svg:x="-0.006cm" svg:y="0.043cm">
          <draw:image xlink:href="Pictures/1000000000000266000001CC1F2E8B0BF4D50A0A.png" xlink:type="simple" xlink:show="embed" xlink:actuate="onLoad">
            <text:p/>
          </draw:image>
        </draw:frame>
        <draw:frame draw:style-name="gr3" draw:text-style-name="P2" draw:layer="layout" svg:width="1.268cm" svg:height="1.27cm" svg:x="9.622cm" svg:y="1.699cm">
          <draw:image xlink:href="Pictures/10000000000003200000032036A63E6837B24626.png" xlink:type="simple" xlink:show="embed" xlink:actuate="onLoad">
            <text:p/>
          </draw:image>
        </draw:frame>
        <draw:frame draw:style-name="gr3" draw:text-style-name="P2" draw:layer="layout" svg:width="1.268cm" svg:height="1.27cm" svg:x="11.422cm" svg:y="1.699cm">
          <draw:image xlink:href="Pictures/100000000000032000000320633BCA89A24D6BAB.png" xlink:type="simple" xlink:show="embed" xlink:actuate="onLoad">
            <text:p/>
          </draw:image>
        </draw:frame>
        <draw:frame draw:style-name="gr3" draw:text-style-name="P2" draw:layer="layout" svg:width="1.268cm" svg:height="1.27cm" svg:x="4.021cm" svg:y="4.799cm">
          <draw:image xlink:href="Pictures/10000000000003200000032005A8A5B82115048F.png" xlink:type="simple" xlink:show="embed" xlink:actuate="onLoad">
            <text:p/>
          </draw:image>
        </draw:frame>
        <draw:frame draw:style-name="gr3" draw:text-style-name="P2" draw:layer="layout" svg:width="1.268cm" svg:height="1.27cm" svg:x="9.221cm" svg:y="4.799cm">
          <draw:image xlink:href="Pictures/1000000000000320000003206CA633575A69957D.png" xlink:type="simple" xlink:show="embed" xlink:actuate="onLoad">
            <text:p/>
          </draw:image>
        </draw:frame>
        <draw:frame draw:style-name="gr3" draw:text-style-name="P2" draw:layer="layout" svg:width="1.268cm" svg:height="1.27cm" svg:x="9.422cm" svg:y="7.899cm">
          <draw:image xlink:href="Pictures/1000000000000320000003205D98A4FD9EF02185.png" xlink:type="simple" xlink:show="embed" xlink:actuate="onLoad">
            <text:p/>
          </draw:image>
        </draw:frame>
        <draw:frame draw:style-name="gr3" draw:text-style-name="P2" draw:layer="layout" svg:width="1.268cm" svg:height="1.27cm" svg:x="7.42cm" svg:y="7.899cm">
          <draw:image xlink:href="Pictures/10000000000003200000032079F2554EC5AF1D80.png" xlink:type="simple" xlink:show="embed" xlink:actuate="onLoad">
            <text:p/>
          </draw:image>
        </draw:frame>
        <draw:frame draw:style-name="gr4" draw:text-style-name="P3" draw:layer="layout" svg:width="1.048cm" svg:height="0.962cm" svg:x="11.168cm" svg:y="1.4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9.368cm" svg:y="1.4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3.768cm" svg:y="4.5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7.168cm" svg:y="7.6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8.968cm" svg:y="4.5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9.168cm" svg:y="7.699cm">
          <draw:text-box>
            <text:p><text:span text:style-name="T1">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16.247cm" svg:height="12.17cm" svg:x="-0.006cm" svg:y="0.043cm">
          <draw:image xlink:href="Pictures/1000000000000266000001CCFEE944CB0358375D.png" xlink:type="simple" xlink:show="embed" xlink:actuate="onLoad">
            <text:p/>
          </draw:image>
        </draw:frame>
        <draw:frame draw:style-name="gr3" draw:text-style-name="P2" draw:layer="layout" svg:width="1.268cm" svg:height="1.27cm" svg:x="8.622cm" svg:y="1.699cm">
          <draw:image xlink:href="Pictures/1000000000000320000003208EB273FCDAA80C81.png" xlink:type="simple" xlink:show="embed" xlink:actuate="onLoad">
            <text:p/>
          </draw:image>
        </draw:frame>
        <draw:frame draw:style-name="gr3" draw:text-style-name="P2" draw:layer="layout" svg:width="1.268cm" svg:height="1.27cm" svg:x="10.322cm" svg:y="1.699cm">
          <draw:image xlink:href="Pictures/100000000000032000000320FD416DA756B2F00C.png" xlink:type="simple" xlink:show="embed" xlink:actuate="onLoad">
            <text:p/>
          </draw:image>
        </draw:frame>
        <draw:frame draw:style-name="gr3" draw:text-style-name="P2" draw:layer="layout" svg:width="1.268cm" svg:height="1.27cm" svg:x="5.021cm" svg:y="4.799cm">
          <draw:image xlink:href="Pictures/100000000000032000000320866067E41E876AF2.png" xlink:type="simple" xlink:show="embed" xlink:actuate="onLoad">
            <text:p/>
          </draw:image>
        </draw:frame>
        <draw:frame draw:style-name="gr3" draw:text-style-name="P2" draw:layer="layout" svg:width="1.268cm" svg:height="1.27cm" svg:x="7.221cm" svg:y="4.799cm">
          <draw:image xlink:href="Pictures/1000000000000320000003200F8D6CDFA9CAB43F.png" xlink:type="simple" xlink:show="embed" xlink:actuate="onLoad">
            <text:p/>
          </draw:image>
        </draw:frame>
        <draw:frame draw:style-name="gr3" draw:text-style-name="P2" draw:layer="layout" svg:width="1.268cm" svg:height="1.27cm" svg:x="7.322cm" svg:y="7.899cm">
          <draw:image xlink:href="Pictures/100000000000032000000320BE9BF3FCA47F5C59.png" xlink:type="simple" xlink:show="embed" xlink:actuate="onLoad">
            <text:p/>
          </draw:image>
        </draw:frame>
        <draw:frame draw:style-name="gr3" draw:text-style-name="P2" draw:layer="layout" svg:width="1.268cm" svg:height="1.27cm" svg:x="4.32cm" svg:y="7.899cm">
          <draw:image xlink:href="Pictures/100000000000032000000320C0C6315DC9206CE4.png" xlink:type="simple" xlink:show="embed" xlink:actuate="onLoad">
            <text:p/>
          </draw:image>
        </draw:frame>
        <draw:frame draw:style-name="gr4" draw:text-style-name="P3" draw:layer="layout" svg:width="1.048cm" svg:height="0.962cm" svg:x="8.368cm" svg:y="1.4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6.968cm" svg:y="4.5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4.068cm" svg:y="7.699cm">
          <draw:text-box>
            <text:p><text:span text:style-name="T1">B</text:span></text:p>
          </draw:text-box>
        </draw:frame>
        <draw:frame draw:style-name="gr4" draw:text-style-name="P3" draw:layer="layout" svg:width="1.048cm" svg:height="0.962cm" svg:x="7.068cm" svg:y="7.6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4.768cm" svg:y="4.599cm">
          <draw:text-box>
            <text:p><text:span text:style-name="T1">A</text:span></text:p>
          </draw:text-box>
        </draw:frame>
        <draw:frame draw:style-name="gr4" draw:text-style-name="P3" draw:layer="layout" svg:width="1.048cm" svg:height="0.962cm" svg:x="10.068cm" svg:y="1.499cm">
          <draw:text-box>
            <text:p><text:span text:style-name="T1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line-distance="0.50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05cm" fo:margin-bottom="0cm" fo:text-indent="0cm"/>
      <style:text-properties fo:font-size="21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8cm" fo:margin-bottom="0cm" fo:text-indent="0cm"/>
      <style:text-properties fo:font-size="18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cm" fo:margin-bottom="0cm" fo:text-indent="0cm"/>
      <style:text-properties fo:font-size="15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5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5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5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5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5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91cm" fo:page-height="12.1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74cm" svg:x="1cm" svg:y="2.685cm"/>
      <draw:page-thumbnail draw:layer="backgroundobjects" svg:width="8.999cm" svg:height="7.174cm" svg:x="1cm" svg:y="11.261cm"/>
      <draw:page-thumbnail draw:layer="backgroundobjects" svg:width="8.999cm" svg:height="7.174cm" svg:x="1cm" svg:y="19.837cm"/>
      <draw:page-thumbnail draw:layer="backgroundobjects" svg:width="8.999cm" svg:height="7.174cm" svg:x="11cm" svg:y="2.685cm"/>
      <draw:page-thumbnail draw:layer="backgroundobjects" svg:width="8.999cm" svg:height="7.174cm" svg:x="11cm" svg:y="11.261cm"/>
      <draw:page-thumbnail draw:layer="backgroundobjects" svg:width="8.999cm" svg:height="7.174cm" svg:x="11cm" svg:y="19.837cm"/>
    </style:handout-master>
    <style:master-page style:name="Default" style:page-layout-name="PM1" draw:style-name="Mdp1">
      <draw:frame presentation:style-name="Default-title" draw:layer="backgroundobjects" svg:width="13.76cm" svg:height="2.035cm" svg:x="0.762cm" svg:y="0.483cm" presentation:class="title" presentation:placeholder="true">
        <draw:text-box/>
      </draw:frame>
      <draw:frame presentation:style-name="Default-outline1" draw:layer="backgroundobjects" svg:width="13.76cm" svg:height="7.07cm" svg:x="0.762cm" svg:y="2.848cm" presentation:class="outline" presentation:placeholder="true">
        <draw:text-box/>
      </draw:frame>
      <draw:frame presentation:style-name="Mpr1" draw:text-style-name="MP2" draw:layer="backgroundobjects" svg:width="3.562cm" svg:height="0.84cm" svg:x="0.762cm" svg:y="11.1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48cm" svg:height="0.84cm" svg:x="5.226cm" svg:y="11.10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62cm" svg:height="0.84cm" svg:x="10.96cm" svg:y="11.10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3:47:26.820557360</meta:creation-date>
    <dc:date>2019-06-26T18:42:01.990071176</dc:date>
    <meta:editing-duration>PT10H45M37S</meta:editing-duration>
    <meta:editing-cycles>4</meta:editing-cycles>
    <meta:generator>LibreOffice/6.0.7.3$Linux_X86_64 LibreOffice_project/00m0$Build-3</meta:generator>
    <meta:document-statistic meta:object-count="98"/>
  </office:meta>
</office:document-meta>
</file>